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Georgia" svg:font-family="Georgia"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PMingLiU" svg:font-family="PMingLiU" style:font-family-generic="system" style:font-pitch="variable"/>
    <style:font-face style:name="SimSun" svg:font-family="SimSun" style:font-family-generic="roman" style:font-pitch="variable"/>
    <style:font-face style:name="SimSun1"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等线" svg:font-family="等线" style:font-family-generic="system" style:font-pitch="variable"/>
  </office:font-face-decls>
  <office:automatic-styles>
    <style:style style:name="Table1" style:family="table">
      <style:table-properties style:width="19.651cm" fo:margin-left="0cm" fo:margin-top="0cm" fo:margin-bottom="0cm" table:align="left" style:writing-mode="lr-tb"/>
    </style:style>
    <style:style style:name="Table1.A" style:family="table-column">
      <style:table-column-properties style:column-width="5.465cm"/>
    </style:style>
    <style:style style:name="Table1.B" style:family="table-column">
      <style:table-column-properties style:column-width="5.029cm"/>
    </style:style>
    <style:style style:name="Table1.C" style:family="table-column">
      <style:table-column-properties style:column-width="9.158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writing-mode="lr-tb"/>
    </style:style>
    <style:style style:name="Table1" style:family="table">
      <style:table-properties style:width="19.651cm" fo:margin-left="0cm" fo:margin-top="0cm" fo:margin-bottom="0cm" table:align="left" style:writing-mode="lr-tb"/>
    </style:style>
    <style:style style:name="Table1.A" style:family="table-column">
      <style:table-column-properties style:column-width="5.465cm"/>
    </style:style>
    <style:style style:name="Table1.B" style:family="table-column">
      <style:table-column-properties style:column-width="5.029cm"/>
    </style:style>
    <style:style style:name="Table1.C" style:family="table-column">
      <style:table-column-properties style:column-width="9.158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writing-mode="lr-tb"/>
    </style:style>
    <style:style style:name="P1" style:family="paragraph" style:parent-style-name="Standard">
      <style:paragraph-properties fo:margin-top="0.053cm" fo:margin-bottom="0cm" style:contextual-spacing="false" fo:line-height="130%" fo:text-align="center" style:justify-single-word="false"/>
    </style:style>
    <style:style style:name="P2" style:family="paragraph">
      <loext:graphic-properties draw:fill="solid" draw:fill-color="#9dc3e6"/>
      <style:paragraph-properties fo:text-align="start"/>
    </style:style>
    <style:style style:name="P3" style:family="paragraph" style:parent-style-name="Standard">
      <style:paragraph-properties fo:margin-right="-0.041cm" fo:margin-top="0cm" fo:margin-bottom="0cm" style:contextual-spacing="false" fo:line-height="130%"/>
      <style:text-properties fo:color="#5b9bd5" loext:opacity="100%" style:font-name="Arial1" fo:font-size="4pt" fo:language="sv" fo:country="SE" style:font-name-asian="Georgia" style:font-size-asian="4pt" style:font-name-complex="Arial2" style:font-size-complex="4pt">
        <loext:char-complex-color loext:theme-type="accent5" loext:color-type="theme"/>
      </style:text-properties>
    </style:style>
    <style:style style:name="P4" style:family="paragraph" style:parent-style-name="Standard">
      <style:paragraph-properties fo:margin-top="0.071cm" fo:margin-bottom="0.071cm" style:contextual-spacing="false" fo:line-height="130%" fo:text-align="justify" style:justify-single-word="false" fo:orphans="2" fo:widows="2" loext:word-spacing-minimum="75%" loext:word-spacing-maximum="133%"/>
      <style:text-properties fo:color="#595959" loext:opacity="100%" style:letter-kerning="false"/>
    </style:style>
    <style:style style:name="P5" style:family="paragraph" style:parent-style-name="Standard">
      <style:paragraph-properties fo:margin-top="0.071cm" fo:margin-bottom="0.071cm" style:contextual-spacing="true" fo:line-height="130%" fo:text-align="start" style:justify-single-word="false" fo:orphans="2" fo:widows="2"/>
      <style:text-properties fo:color="#595959" loext:opacity="100%" style:letter-kerning="false"/>
    </style:style>
    <style:style style:name="P6" style:family="paragraph" style:parent-style-name="Standard">
      <style:paragraph-properties fo:margin-top="0.071cm" fo:margin-bottom="0cm" style:contextual-spacing="true" fo:line-height="130%"/>
    </style:style>
    <style:style style:name="P7" style:family="paragraph" style:parent-style-name="Standard">
      <style:paragraph-properties fo:margin-top="0.071cm" fo:margin-bottom="0cm" style:contextual-spacing="true" fo:line-height="130%"/>
      <style:text-properties style:font-name="Arial1" fo:font-size="4pt" style:font-name-asian="Calibri1" style:font-size-asian="4pt" style:font-name-complex="Arial2" style:font-size-complex="4pt"/>
    </style:style>
    <style:style style:name="P8" style:family="paragraph" style:parent-style-name="List_20_Paragraph">
      <style:paragraph-properties fo:margin-left="0cm" fo:margin-right="0.109cm" fo:margin-top="0.007cm" fo:margin-bottom="0cm" style:contextual-spacing="true" fo:line-height="130%" fo:orphans="0" fo:widows="0"/>
    </style:style>
    <style:style style:name="P9" style:family="paragraph" style:parent-style-name="List_20_Paragraph" style:list-style-name="WWNum1">
      <style:paragraph-properties fo:margin-left="0.885cm" fo:margin-right="0.113cm" fo:margin-top="0.007cm" fo:margin-bottom="0cm" style:contextual-spacing="true" fo:line-height="130%" fo:orphans="0" fo:widows="0" fo:text-indent="-0.635cm" style:auto-text-indent="false"/>
    </style:style>
    <style:style style:name="P10" style:family="paragraph" style:parent-style-name="Standard">
      <style:paragraph-properties fo:margin-right="0.113cm" fo:margin-top="0.007cm" fo:margin-bottom="0cm" style:contextual-spacing="false" fo:line-height="130%" fo:orphans="0" fo:widows="0"/>
      <style:text-properties fo:color="#5b9bd5" loext:opacity="100%" style:font-name="Arial1" fo:font-size="4pt" style:font-name-asian="Georgia" style:font-size-asian="4pt" style:font-name-complex="Arial2" style:font-size-complex="4pt">
        <loext:char-complex-color loext:theme-type="accent5" loext:color-type="theme"/>
      </style:text-properties>
    </style:style>
    <style:style style:name="P11" style:family="paragraph" style:parent-style-name="Standard">
      <style:paragraph-properties fo:margin-right="-0.041cm" fo:margin-top="0cm" fo:margin-bottom="0cm" style:contextual-spacing="false" fo:line-height="130%"/>
    </style:style>
    <style:style style:name="P12" style:family="paragraph" style:parent-style-name="Standard">
      <style:paragraph-properties fo:margin-right="-0.041cm" fo:margin-top="0cm" fo:margin-bottom="0cm" style:contextual-spacing="false" fo:line-height="150%"/>
    </style:style>
    <style:style style:name="P13" style:family="paragraph" style:parent-style-name="Standard">
      <style:paragraph-properties fo:margin-left="0.25cm" fo:margin-right="-0.041cm" fo:margin-top="0cm" fo:margin-bottom="0cm" style:contextual-spacing="false" fo:line-height="150%" fo:text-indent="0cm" style:auto-text-indent="false"/>
    </style:style>
    <style:style style:name="P14" style:family="paragraph" style:parent-style-name="Standard" style:list-style-name="WWNum1">
      <style:paragraph-properties fo:margin-left="0.885cm" fo:margin-right="-0.041cm" fo:margin-top="0cm" fo:margin-bottom="0cm" style:contextual-spacing="false" fo:line-height="150%" fo:text-indent="-0.635cm" style:auto-text-indent="false"/>
      <style:text-properties style:font-name="Arial1" fo:font-size="10.5pt" fo:language="en" fo:country="US" style:font-name-asian="Calibri1" style:font-size-asian="10.5pt" style:font-size-complex="10.5pt"/>
    </style:style>
    <style:style style:name="P15" style:family="paragraph" style:parent-style-name="Standard" style:list-style-name="WWNum1">
      <style:paragraph-properties fo:margin-left="0.885cm" fo:margin-right="-0.041cm" fo:margin-top="0cm" fo:margin-bottom="0cm" style:contextual-spacing="false" fo:line-height="150%" fo:text-indent="-0.635cm" style:auto-text-indent="false"/>
    </style:style>
    <style:style style:name="P16" style:family="paragraph" style:parent-style-name="List_20_Paragraph" style:list-style-name="WWNum2">
      <style:paragraph-properties fo:margin-left="0.665cm" fo:margin-right="0.109cm" fo:margin-top="0.007cm" fo:margin-bottom="0cm" style:contextual-spacing="true" fo:line-height="150%" fo:orphans="0" fo:widows="0" fo:text-indent="-0.63cm" style:auto-text-indent="false"/>
    </style:style>
    <style:style style:name="P17" style:family="paragraph" style:parent-style-name="Standard">
      <style:paragraph-properties fo:margin-right="0.113cm" fo:margin-top="0.007cm" fo:margin-bottom="0cm" style:contextual-spacing="false" fo:line-height="130%"/>
    </style:style>
    <style:style style:name="P18" style:family="paragraph" style:parent-style-name="Standard" style:list-style-name="WWNum1">
      <style:paragraph-properties fo:margin-left="0.885cm" fo:margin-right="-0.041cm" fo:margin-top="0cm" fo:margin-bottom="0cm" style:contextual-spacing="false" fo:line-height="130%" fo:text-indent="-0.635cm" style:auto-text-indent="false"/>
    </style:style>
    <style:style style:name="P19" style:family="paragraph" style:parent-style-name="List_20_Paragraph" style:list-style-name="WWNum2">
      <style:paragraph-properties fo:margin-left="1.406cm" fo:margin-right="0.109cm" fo:margin-top="0.007cm" fo:margin-bottom="0cm" style:contextual-spacing="true" fo:line-height="130%" fo:orphans="0" fo:widows="0" fo:text-indent="-0.63cm" style:auto-text-indent="false"/>
    </style:style>
    <style:style style:name="T1" style:family="text">
      <style:text-properties fo:color="#58524e" loext:opacity="100%" style:font-name="Arial1" fo:font-size="20pt" fo:language="sv" fo:country="SE" style:font-name-asian="Georgia" style:font-size-asian="20pt" style:font-name-complex="Arial2" style:font-size-complex="20pt"/>
    </style:style>
    <style:style style:name="T2" style:family="text">
      <style:text-properties fo:color="#44546a" loext:opacity="100%" style:font-name="Arial1" fo:font-size="20pt" fo:language="sv" fo:country="SE" style:font-name-asian="Georgia" style:font-size-asian="20pt" style:font-name-complex="Arial2" style:font-size-complex="20pt">
        <loext:char-complex-color loext:theme-type="dark2" loext:color-type="theme"/>
      </style:text-properties>
    </style:style>
    <style:style style:name="T3" style:family="text">
      <style:text-properties fo:color="#5b9bd5" loext:opacity="100%" style:font-name="Arial1" fo:font-size="4pt" fo:language="sv" fo:country="SE" style:font-name-asian="Georgia" style:font-size-asian="4pt" style:font-name-complex="Arial2" style:font-size-complex="4pt">
        <loext:char-complex-color loext:theme-type="accent5" loext:color-type="theme"/>
      </style:text-properties>
    </style:style>
    <style:style style:name="T4" style:family="text">
      <style:text-properties fo:color="#595959" loext:opacity="100%" style:font-name="Arial1" fo:font-size="9pt" style:font-name-asian="PMingLiU" style:font-size-asian="9pt" style:font-name-complex="Arial2" style:font-size-complex="9pt"/>
    </style:style>
    <style:style style:name="T5" style:family="text">
      <style:text-properties fo:color="#44546a" loext:opacity="100%" style:font-name="Arial1" fo:font-size="9pt" fo:font-weight="bold" style:font-name-asian="Calibri1" style:font-size-asian="9pt" style:font-weight-asian="bold" style:font-name-complex="Arial2" style:font-size-complex="9pt" style:font-weight-complex="bold">
        <loext:char-complex-color loext:theme-type="dark2" loext:color-type="theme"/>
      </style:text-properties>
    </style:style>
    <style:style style:name="T6" style:family="text">
      <style:text-properties fo:color="#44546a" loext:opacity="100%" style:font-name="Arial1" fo:font-size="10.5pt" fo:language="sv" fo:country="SE" style:font-name-asian="Calibri1" style:font-size-asian="10.5pt" style:font-name-complex="Arial2" style:font-size-complex="10.5pt">
        <loext:char-complex-color loext:theme-type="dark2" loext:color-type="theme"/>
      </style:text-properties>
    </style:style>
    <style:style style:name="T7" style:family="text">
      <style:text-properties fo:color="#44546a" loext:opacity="100%" style:font-name="Arial1" fo:font-size="10.5pt" style:font-name-asian="Calibri1" style:font-size-asian="10.5pt" style:font-name-complex="Arial2" style:font-size-complex="10.5pt">
        <loext:char-complex-color loext:theme-type="dark2" loext:color-type="theme"/>
      </style:text-properties>
    </style:style>
    <style:style style:name="T8" style:family="text">
      <style:text-properties fo:color="#0563c1" loext:opacity="100%" style:font-name="Arial1" fo:font-size="9pt" style:text-underline-style="solid" style:text-underline-width="auto" style:text-underline-color="font-color" style:font-name-asian="PMingLiU" style:font-size-asian="9pt" style:font-name-complex="Arial2" style:font-size-complex="9pt">
        <loext:char-complex-color loext:theme-type="hyperlink" loext:color-type="theme"/>
      </style:text-properties>
    </style:style>
    <style:style style:name="T9" style:family="text">
      <style:text-properties fo:color="#00b050" loext:opacity="100%" style:font-name="Arial1" fo:font-size="9pt" style:font-name-asian="PMingLiU" style:font-size-asian="9pt" style:font-name-complex="Arial2" style:font-size-complex="9pt"/>
    </style:style>
    <style:style style:name="T10" style:family="text">
      <style:text-properties style:font-name="Arial1" fo:font-size="9pt" style:font-name-asian="PMingLiU" style:font-size-asian="9pt" style:font-name-complex="Arial2" style:font-size-complex="9pt"/>
    </style:style>
    <style:style style:name="T11" style:family="text">
      <style:text-properties fo:color="#000000" loext:opacity="100%" style:font-name="Arial1" fo:font-size="8pt" style:font-name-asian="PMingLiU" style:font-size-asian="8pt" style:font-name-complex="Arial2" style:font-size-complex="8pt">
        <loext:char-complex-color loext:theme-type="dark1" loext:color-type="theme"/>
      </style:text-properties>
    </style:style>
    <style:style style:name="T12" style:family="text">
      <style:text-properties fo:color="#00b0f0" loext:opacity="100%" style:font-name="Arial1" fo:font-size="8pt" style:font-name-asian="PMingLiU" style:font-size-asian="8pt" style:font-name-complex="Arial2" style:font-size-complex="8pt"/>
    </style:style>
    <style:style style:name="T13" style:family="text">
      <style:text-properties style:font-name="Arial1" fo:font-size="8pt" style:font-name-asian="PMingLiU" style:font-size-asian="8pt" style:font-name-complex="Arial2" style:font-size-complex="8pt"/>
    </style:style>
    <style:style style:name="T14" style:family="text">
      <style:text-properties fo:color="#0070c0" loext:opacity="100%" style:font-name="Arial1" fo:font-size="9pt" style:font-name-asian="PMingLiU" style:font-size-asian="9pt" style:font-name-complex="Arial2" style:font-size-complex="9pt"/>
    </style:style>
    <style:style style:name="T15" style:family="text">
      <style:text-properties fo:color="#000000" loext:opacity="100%" style:font-name="Arial1" fo:font-size="9pt" style:font-size-asian="9pt" style:font-name-complex="Arial2" style:font-size-complex="9pt"/>
    </style:style>
    <style:style style:name="T16" style:family="text">
      <style:text-properties style:font-name="Arial1" fo:font-size="8pt" style:font-size-asian="8pt" style:font-name-complex="Arial2" style:font-size-complex="8pt"/>
    </style:style>
    <style:style style:name="T17" style:family="text">
      <style:text-properties style:font-name="Arial1" fo:font-size="4pt" style:font-name-asian="Calibri1" style:font-size-asian="4pt" style:font-name-complex="Arial2" style:font-size-complex="4pt"/>
    </style:style>
    <style:style style:name="T18" style:family="text">
      <style:text-properties style:font-name="Arial1" fo:font-size="10.5pt" style:font-name-asian="Calibri1" style:font-size-asian="10.5pt" style:font-name-complex="Arial2" style:font-size-complex="10.5pt"/>
    </style:style>
    <style:style style:name="T19" style:family="text">
      <style:text-properties style:font-name="Arial1" fo:font-size="10.5pt" fo:font-style="italic" style:font-name-asian="Calibri1" style:font-size-asian="10.5pt" style:font-style-asian="italic" style:font-name-complex="Arial2" style:font-size-complex="10.5pt" style:font-style-complex="italic"/>
    </style:style>
    <style:style style:name="T20" style:family="text">
      <style:text-properties style:font-name="Arial1" fo:font-size="10.5pt" fo:language="en" fo:country="GB" fo:font-style="italic" style:font-name-asian="Calibri1" style:font-size-asian="10.5pt" style:font-style-asian="italic" style:font-name-complex="Arial2" style:font-size-complex="10.5pt" style:font-style-complex="italic"/>
    </style:style>
    <style:style style:name="T21" style:family="text">
      <style:text-properties fo:color="#5b9bd5" loext:opacity="100%" style:font-name="Arial1" fo:font-size="16pt" style:font-name-asian="Georgia" style:font-size-asian="16pt" style:font-name-complex="Arial2" style:font-size-complex="16pt">
        <loext:char-complex-color loext:theme-type="accent5" loext:color-type="theme"/>
      </style:text-properties>
    </style:style>
    <style:style style:name="T22" style:family="text">
      <style:text-properties fo:color="#5b9bd5" loext:opacity="100%" style:text-position="-3% 100%" style:font-name="Arial1" fo:font-size="16pt" style:font-name-asian="Georgia" style:font-size-asian="16pt" style:font-name-complex="Arial2" style:font-size-complex="16pt">
        <loext:char-complex-color loext:theme-type="accent5" loext:color-type="theme"/>
      </style:text-properties>
    </style:style>
    <style:style style:name="T23" style:family="text">
      <style:text-properties style:font-name="Arial1" fo:font-size="10.5pt" style:font-name-asian="PMingLiU" style:font-size-asian="10.5pt" style:font-name-complex="Arial2" style:font-size-complex="10.5pt"/>
    </style:style>
    <style:style style:name="T24" style:family="text">
      <style:text-properties style:font-name="Arial1" fo:font-size="10.5pt" fo:font-style="italic" style:font-name-asian="PMingLiU" style:font-size-asian="10.5pt" style:font-style-asian="italic" style:font-name-complex="Arial2" style:font-size-complex="10.5pt" style:font-style-complex="italic"/>
    </style:style>
    <style:style style:name="T25" style:family="text">
      <style:text-properties style:font-name="Arial1" fo:font-size="10.5pt" fo:language="en" fo:country="GB" style:font-name-asian="PMingLiU" style:font-size-asian="10.5pt" style:font-name-complex="Arial2" style:font-size-complex="10.5pt"/>
    </style:style>
    <style:style style:name="T26" style:family="text">
      <style:text-properties style:font-name="Arial1" fo:font-size="10.5pt" style:font-name-asian="PMingLiU" style:font-size-asian="10.5pt" style:font-size-complex="10.5pt"/>
    </style:style>
    <style:style style:name="T27" style:family="text">
      <style:text-properties style:font-name="Arial1" fo:font-size="10.5pt" fo:language="en" fo:country="GB" style:font-name-asian="PMingLiU" style:font-size-asian="10.5pt" style:font-size-complex="10.5pt"/>
    </style:style>
    <style:style style:name="T28" style:family="text">
      <style:text-properties fo:color="#5b9bd5" loext:opacity="100%" style:font-name="Arial1" fo:font-size="4pt" style:font-name-asian="Georgia" style:font-size-asian="4pt" style:font-name-complex="Arial2" style:font-size-complex="4pt">
        <loext:char-complex-color loext:theme-type="accent5" loext:color-type="theme"/>
      </style:text-properties>
    </style:style>
    <style:style style:name="T29" style:family="text">
      <style:text-properties fo:color="#5b9bd5" loext:opacity="100%" style:font-name="Arial1" fo:font-size="16pt" fo:language="sv" fo:country="SE" style:font-name-asian="Georgia" style:font-size-asian="16pt" style:font-name-complex="Arial2" style:font-size-complex="16pt">
        <loext:char-complex-color loext:theme-type="accent5" loext:color-type="theme"/>
      </style:text-properties>
    </style:style>
    <style:style style:name="T30" style:family="text">
      <style:text-properties fo:color="#5b9bd5" loext:opacity="100%" style:text-position="-3% 100%" style:font-name="Arial1" fo:font-size="16pt" fo:language="sv" fo:country="SE" style:font-name-asian="Georgia" style:font-size-asian="16pt" style:font-name-complex="Arial2" style:font-size-complex="16pt">
        <loext:char-complex-color loext:theme-type="accent5" loext:color-type="theme"/>
      </style:text-properties>
    </style:style>
    <style:style style:name="T31" style:family="text">
      <style:text-properties style:font-name="Arial1" fo:font-size="10.5pt" fo:language="en" fo:country="GB" style:font-name-asian="Calibri1" style:font-size-asian="10.5pt" style:font-name-complex="Arial2" style:font-size-complex="10.5pt"/>
    </style:style>
    <style:style style:name="T32" style:family="text">
      <style:text-properties style:font-name="Arial1" fo:font-size="10.5pt" fo:language="en" fo:country="US" fo:font-weight="bold" style:font-name-asian="Calibri1" style:font-size-asian="10.5pt" style:font-weight-asian="bold" style:font-name-complex="Arial2" style:font-size-complex="10.5pt" style:font-weight-complex="bold"/>
    </style:style>
    <style:style style:name="T33" style:family="text">
      <style:text-properties style:font-name="Arial1" fo:font-size="10.5pt" fo:language="en" fo:country="GB" fo:font-weight="bold" style:font-name-asian="Calibri1" style:font-size-asian="10.5pt" style:font-weight-asian="bold" style:font-name-complex="Arial2" style:font-size-complex="10.5pt" style:font-weight-complex="bold"/>
    </style:style>
    <style:style style:name="T34" style:family="text">
      <style:text-properties style:font-name="Arial1" fo:font-size="10.5pt" fo:font-weight="bold" style:font-name-asian="Calibri1" style:font-size-asian="10.5pt" style:font-weight-asian="bold" style:font-name-complex="Arial2" style:font-size-complex="10.5pt" style:font-weight-complex="bold"/>
    </style:style>
    <style:style style:name="T35" style:family="text">
      <style:text-properties style:font-name="Arial1" fo:font-size="10.5pt" fo:language="en" fo:country="US" style:font-name-asian="Calibri1" style:font-size-asian="10.5pt" style:font-name-complex="Arial2" style:font-size-complex="10.5pt"/>
    </style:style>
    <style:style style:name="T36" style:family="text">
      <style:text-properties style:font-name="Arial1" fo:font-size="10.5pt" fo:language="en" fo:country="US" style:font-name-asian="Calibri1" style:font-size-asian="10.5pt" style:font-size-complex="10.5pt"/>
    </style:style>
    <style:style style:name="T37" style:family="text">
      <style:text-properties style:font-name="Arial1" fo:font-size="10.5pt" fo:language="en" fo:country="GB" style:font-name-asian="Calibri1" style:font-size-asian="10.5pt" style:font-size-complex="10.5pt"/>
    </style:style>
    <style:style style:name="T38" style:family="text">
      <style:text-properties officeooo:rsid="001f7f89"/>
    </style:style>
    <style:style style:name="T39" style:family="text">
      <style:text-properties style:font-name="Arial1" fo:font-size="10.5pt" fo:language="en" fo:country="US" fo:font-weight="normal" style:font-name-asian="Calibri1" style:font-size-asian="10.5pt" style:font-weight-asian="normal" style:font-name-complex="Arial2" style:font-size-complex="10.5pt" style:font-weight-complex="normal"/>
    </style:style>
    <style:style style:name="T40" style:family="text">
      <style:text-properties style:font-name="Arial1" fo:font-size="10.5pt" fo:language="en" fo:country="US" fo:font-weight="normal" style:font-name-asian="Calibri1" style:font-size-asian="10.5pt" style:font-weight-asian="normal" style:font-size-complex="10.5pt" style:font-weight-complex="normal"/>
    </style:style>
    <style:style style:name="T41" style:family="text">
      <style:text-properties style:font-name="Arial1" fo:font-size="10.5pt" fo:language="en" fo:country="US" fo:font-weight="normal" officeooo:rsid="001f7f89" style:font-name-asian="Calibri1" style:font-size-asian="10.5pt" style:font-weight-asian="normal" style:font-size-complex="10.5pt" style:font-weight-complex="normal"/>
    </style:style>
    <style:style style:name="T42" style:family="text">
      <style:text-properties style:font-name="Arial1" fo:font-size="10.5pt" fo:language="en" fo:country="GB" fo:font-weight="normal" style:font-name-asian="Calibri1" style:font-size-asian="10.5pt" style:font-weight-asian="normal" style:font-size-complex="10.5pt" style:font-weight-complex="normal"/>
    </style:style>
    <style:style style:name="T43" style:family="text">
      <style:text-properties style:font-name="Arial1" fo:font-size="10.5pt" fo:language="en" fo:country="GB" fo:font-weight="normal" officeooo:rsid="001e3019" style:font-name-asian="Calibri1" style:font-size-asian="10.5pt" style:font-weight-asian="normal" style:font-size-complex="10.5pt" style:font-weight-complex="normal"/>
    </style:style>
    <style:style style:name="T44" style:family="text">
      <style:text-properties style:font-name="Arial1" fo:font-size="10.5pt" fo:language="en" fo:country="GB" fo:font-weight="normal" officeooo:rsid="001d94e8" style:font-name-asian="Calibri1" style:font-size-asian="10.5pt" style:font-weight-asian="normal" style:font-size-complex="10.5pt" style:font-weight-complex="normal"/>
    </style:style>
    <style:style style:name="T45" style:family="text">
      <style:text-properties style:font-name="Arial1" fo:font-size="10.5pt" fo:language="en" fo:country="US" fo:font-style="italic" style:font-name-asian="Calibri1" style:font-size-asian="10.5pt" style:font-style-asian="italic" style:font-size-complex="10.5pt" style:font-style-complex="italic"/>
    </style:style>
    <style:style style:name="T46" style:family="text">
      <style:text-properties style:font-name="Arial1" fo:font-size="10.5pt" style:font-name-asian="Calibri1" style:font-size-asian="10.5pt" style:font-size-complex="10.5pt"/>
    </style:style>
    <style:style style:name="T47" style:family="text">
      <style:text-properties style:font-name="Arial1" fo:font-size="10.5pt" fo:font-style="italic" style:font-name-asian="Calibri1" style:font-size-asian="10.5pt" style:font-style-asian="italic" style:font-size-complex="10.5pt" style:font-style-complex="italic"/>
    </style:style>
    <style:style style:name="T48" style:family="text">
      <style:text-properties style:font-name="Arial1" fo:font-size="10.5pt" fo:language="en" fo:country="GB" fo:font-style="italic" style:font-name-asian="Calibri1" style:font-size-asian="10.5pt" style:font-style-asian="italic" style:font-size-complex="10.5pt" style:font-style-complex="italic"/>
    </style:style>
    <style:style style:name="T49" style:family="text">
      <style:text-properties style:text-position="-5% 100%" style:font-name="Arial1" fo:font-size="10.5pt" fo:font-weight="bold" style:font-name-asian="Calibri1" style:font-size-asian="10.5pt" style:font-weight-asian="bold" style:font-name-complex="Arial2" style:font-size-complex="10.5pt" style:font-weight-complex="bold"/>
    </style:style>
    <style:style style:name="T50" style:family="text">
      <style:text-properties fo:color="#5b9bd5" loext:opacity="100%" style:text-position="-5% 100%" style:font-name="Arial1" fo:font-size="4pt" fo:language="sv" fo:country="SE" fo:font-weight="bold" style:font-name-asian="Georgia" style:font-size-asian="4pt" style:font-weight-asian="bold" style:font-name-complex="Arial2" style:font-size-complex="4pt" style:font-weight-complex="bold">
        <loext:char-complex-color loext:theme-type="accent5" loext:color-type="theme"/>
      </style:text-properties>
    </style:style>
    <style:style style:name="T51" style:family="text">
      <style:text-properties style:font-name="Arial1" style:font-name-asian="Arial2" style:font-name-complex="Arial2"/>
    </style:style>
    <style:style style:name="T52" style:family="text">
      <style:text-properties style:font-name="Arial1" fo:font-weight="bold" style:font-name-asian="Arial2" style:font-weight-asian="bold" style:font-name-complex="Arial2" style:font-weight-complex="bold"/>
    </style:style>
    <style:style style:name="T53" style:family="text">
      <style:text-properties style:font-name="Arial1" fo:font-size="10.5pt" style:font-name-asian="Arial2" style:font-size-asian="10.5pt" style:font-name-complex="Arial2" style:font-size-complex="10.5pt"/>
    </style:style>
    <style:style style:name="T54" style:family="text">
      <style:text-properties style:font-name="Arial1" fo:font-size="10.5pt" style:font-name-asian="Arial2" style:font-size-asian="10.5pt" style:font-size-complex="10.5pt"/>
    </style:style>
    <style:style style:name="T55" style:family="text">
      <style:text-properties style:font-name="Arial1" fo:font-size="10.5pt" style:font-size-asian="10.5pt" style:font-name-complex="Arial2" style:font-size-complex="10.5pt"/>
    </style:style>
    <style:style style:name="fr1" style:family="graphic" style:parent-style-name="Frame">
      <style:graphic-properties fo:margin-left="0.318cm" fo:margin-right="0.318cm" fo:margin-top="0cm" fo:margin-bottom="0cm" style:vertical-pos="from-top" style:vertical-rel="paragraph" style:horizontal-pos="from-left" style:horizontal-rel="page" draw:opacity="0%" fo:padding="0cm" fo:border="none" draw:wrap-influence-on-position="once-concurrent" loext:allow-overlap="false"/>
    </style:style>
    <style:style style:name="gr1" style:family="graphic">
      <style:graphic-properties style:writing-mode="lr-tb" loext:decorative="false" fo:margin-left="0cm" fo:margin-right="0.007cm" fo:margin-top="0cm" fo:margin-bottom="0.004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style:writing-mode="lr-tb" loext:decorative="false" style:run-through="background"/>
    </style:style>
    <style:style style:name="gr3" style:family="graphic">
      <style:graphic-properties draw:stroke="none" svg:stroke-width="0cm" draw:fill="solid" draw:fill-color="#9dc3e6" draw:textarea-vertical-align="top" draw:auto-grow-height="false" fo:min-height="3.078cm" fo:min-width="20.653cm" fo:padding-top="0.127cm" fo:padding-bottom="0.127cm" fo:padding-left="0.254cm" fo:padding-right="0.254cm" fo:wrap-option="wrap" loext:decorative="false" style:run-through="background">
        <loext:fill-complex-color loext:theme-type="accent5" loext:color-type="theme">
          <loext:transformation loext:type="lummod" loext:value="6000"/>
          <loext:transformation loext:type="lumoff" loext:value="4000"/>
        </loext:fill-complex-color>
      </style:graphic-properties>
    </style:style>
    <style:style style:name="gr4" style:family="graphic">
      <style:graphic-properties draw:stroke="none" svg:stroke-width="0cm" draw:fill="solid" draw:fill-color="#9dc3e6" draw:textarea-vertical-align="top" draw:auto-grow-height="false" fo:min-height="1.709cm" fo:min-width="2.515cm" fo:padding-top="0.127cm" fo:padding-bottom="0.127cm" fo:padding-left="0.254cm" fo:padding-right="0.254cm" fo:wrap-option="wrap" loext:decorative="false" style:run-through="background">
        <loext:fill-complex-color loext:theme-type="accent5" loext:color-type="theme">
          <loext:transformation loext:type="lummod" loext:value="6000"/>
          <loext:transformation loext:type="lumoff" loext:value="4000"/>
        </loext:fill-complex-color>
      </style:graphic-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H4sIAAAAAAAEAKtWckksSQxILCpxzi/NK1GyMqwFAAEhoTITAAAA" text:name="__Grammarly_42____i"/>
        <text:user-field-decl office:value-type="string" office:string-value="H4sIAAAAAAAEAKtWcslP9kxRslIyNDYyNzexMLK0MDU2NjQ3NbNU0lEKTi0uzszPAykwqwUAe8cRiCwAAAA=" text:name="__Grammarly_42___1"/>
      </text:user-field-decls>
      <text:p text:style-name="P1" loext:marker-style-name="T1"><draw:g text:anchor-type="char" draw:z-index="0" draw:name="Group 2" draw:style-name="gr1"><draw:g draw:style-name="gr2"><draw:custom-shape draw:name="Freeform 13" draw:style-name="gr3" draw:text-style-name="P2" svg:width="21.16cm" svg:height="3.331cm" svg:x="-0.097cm" svg:y="-0.025cm"><text:p/><draw:enhanced-geometry draw:mirror-horizontal="false" draw:mirror-vertical="false" svg:viewBox="0 0 0 0" draw:glue-points="?f0 ?f1 ?f2 ?f3 ?f4 ?f5 ?f6 ?f7 ?f8 ?f9" drawooo:sub-view-size="11906 2494" draw:text-areas="0 0 ?f10 ?f11" draw:type="ooxml-non-primitive" draw:enhanced-path="M 11906 2494 L 0 2494 0 0 11906 0 11906 2494 N"><draw:equation draw:name="f0" draw:formula="11906*logwidth/11906"/><draw:equation draw:name="f1" draw:formula="2494*logheight/2494"/><draw:equation draw:name="f2" draw:formula="0*logwidth/11906"/><draw:equation draw:name="f3" draw:formula="2494*logheight/2494"/><draw:equation draw:name="f4" draw:formula="0*logwidth/11906"/><draw:equation draw:name="f5" draw:formula="0*logheight/2494"/><draw:equation draw:name="f6" draw:formula="11906*logwidth/11906"/><draw:equation draw:name="f7" draw:formula="0*logheight/2494"/><draw:equation draw:name="f8" draw:formula="11906*logwidth/11906"/><draw:equation draw:name="f9" draw:formula="2494*logheight/2494"/><draw:equation draw:name="f10" draw:formula="logwidth"/><draw:equation draw:name="f11" draw:formula="logheight"/></draw:enhanced-geometry></draw:custom-shape></draw:g><draw:g draw:style-name="gr2"><draw:custom-shape draw:name="Freeform 5" draw:style-name="gr4" draw:text-style-name="P2" svg:width="3.022cm" svg:height="1.962cm" svg:x="16.027cm" svg:y="1.252cm"><text:p/><draw:enhanced-geometry draw:mirror-horizontal="false" draw:mirror-vertical="false" svg:viewBox="0 0 0 0" draw:glue-points="?f1 ?f3 ?f5 ?f7 ?f9 ?f11 ?f13 ?f15 ?f17 ?f19" drawooo:sub-view-size="1701 1634" draw:text-areas="0 0 ?f20 ?f21" draw:type="ooxml-non-primitive" draw:enhanced-path="M 1249 508 L 1235 510 1225 512 1259 512 1249 508 N"><draw:equation draw:name="f0" draw:formula="0+10320-9071"/><draw:equation draw:name="f1" draw:formula="?f0 *logwidth/1701"/><draw:equation draw:name="f2" draw:formula="0+1572-1064"/><draw:equation draw:name="f3" draw:formula="1572*logheight/1634"/><draw:equation draw:name="f4" draw:formula="0+10306-9071"/><draw:equation draw:name="f5" draw:formula="?f4 *logwidth/1701"/><draw:equation draw:name="f6" draw:formula="0+1574-1064"/><draw:equation draw:name="f7" draw:formula="1574*logheight/1634"/><draw:equation draw:name="f8" draw:formula="0+10296-9071"/><draw:equation draw:name="f9" draw:formula="?f8 *logwidth/1701"/><draw:equation draw:name="f10" draw:formula="0+1576-1064"/><draw:equation draw:name="f11" draw:formula="1576*logheight/1634"/><draw:equation draw:name="f12" draw:formula="0+10330-9071"/><draw:equation draw:name="f13" draw:formula="?f12 *logwidth/1701"/><draw:equation draw:name="f14" draw:formula="0+1576-1064"/><draw:equation draw:name="f15" draw:formula="1576*logheight/1634"/><draw:equation draw:name="f16" draw:formula="0+10320-9071"/><draw:equation draw:name="f17" draw:formula="?f16 *logwidth/1701"/><draw:equation draw:name="f18" draw:formula="0+1572-1064"/><draw:equation draw:name="f19" draw:formula="1572*logheight/1634"/><draw:equation draw:name="f20" draw:formula="logwidth"/><draw:equation draw:name="f21" draw:formula="logheight"/></draw:enhanced-geometry></draw:custom-shape><draw:custom-shape draw:name="Freeform 4" draw:style-name="gr4" draw:text-style-name="P2" svg:width="3.022cm" svg:height="1.962cm" svg:x="16.027cm" svg:y="1.252cm"><text:p/><draw:enhanced-geometry draw:mirror-horizontal="false" draw:mirror-vertical="false" svg:viewBox="0 0 0 0" draw:glue-points="?f1 ?f3 ?f5 ?f7 ?f9 ?f11 ?f13 ?f15 ?f17 ?f19 ?f21 ?f23 ?f25 ?f27 ?f29 ?f31 ?f33 ?f35 ?f37 ?f39 ?f41 ?f43 ?f45 ?f47 ?f49 ?f51 ?f53 ?f55 ?f57 ?f59 ?f61 ?f63 ?f65 ?f67 ?f69 ?f71 ?f73 ?f75 ?f77 ?f79 ?f81 ?f83 ?f85 ?f87 ?f89 ?f91 ?f93 ?f95 ?f97 ?f99 ?f101 ?f103 ?f105 ?f107 ?f109 ?f111 ?f113 ?f115 ?f117 ?f119 ?f121 ?f123 ?f125 ?f127 ?f129 ?f131 ?f133 ?f135 ?f137 ?f139 ?f141 ?f143 ?f145 ?f147 ?f149 ?f151 ?f153 ?f155 ?f157 ?f159 ?f161 ?f163 ?f165 ?f167 ?f169 ?f171 ?f173 ?f175" drawooo:sub-view-size="1701 1634" draw:text-areas="0 0 ?f176 ?f177" draw:type="ooxml-non-primitive" draw:enhanced-path="M 861 0 L 839 0 826 2 810 6 792 10 772 16 750 24 728 30 704 40 656 60 632 72 609 86 586 98 565 112 545 128 527 142 510 158 478 210 462 278 458 348 458 372 464 434 472 482 475 496 477 506 1225 506 1226 502 1230 478 1240 406 1243 340 1242 316 1233 246 1207 186 1158 134 1093 88 1021 52 997 40 973 32 950 24 929 16 909 10 891 6 875 2 861 0 N"><draw:equation draw:name="f0" draw:formula="0+9932-9071"/><draw:equation draw:name="f1" draw:formula="?f0 *logwidth/1701"/><draw:equation draw:name="f2" draw:formula="0+1064-1064"/><draw:equation draw:name="f3" draw:formula="1064*logheight/1634"/><draw:equation draw:name="f4" draw:formula="0+9910-9071"/><draw:equation draw:name="f5" draw:formula="?f4 *logwidth/1701"/><draw:equation draw:name="f6" draw:formula="0+1064-1064"/><draw:equation draw:name="f7" draw:formula="1064*logheight/1634"/><draw:equation draw:name="f8" draw:formula="0+9897-9071"/><draw:equation draw:name="f9" draw:formula="?f8 *logwidth/1701"/><draw:equation draw:name="f10" draw:formula="0+1066-1064"/><draw:equation draw:name="f11" draw:formula="1066*logheight/1634"/><draw:equation draw:name="f12" draw:formula="0+9881-9071"/><draw:equation draw:name="f13" draw:formula="?f12 *logwidth/1701"/><draw:equation draw:name="f14" draw:formula="0+1070-1064"/><draw:equation draw:name="f15" draw:formula="1070*logheight/1634"/><draw:equation draw:name="f16" draw:formula="0+9863-9071"/><draw:equation draw:name="f17" draw:formula="?f16 *logwidth/1701"/><draw:equation draw:name="f18" draw:formula="0+1074-1064"/><draw:equation draw:name="f19" draw:formula="1074*logheight/1634"/><draw:equation draw:name="f20" draw:formula="0+9843-9071"/><draw:equation draw:name="f21" draw:formula="?f20 *logwidth/1701"/><draw:equation draw:name="f22" draw:formula="0+1080-1064"/><draw:equation draw:name="f23" draw:formula="1080*logheight/1634"/><draw:equation draw:name="f24" draw:formula="0+9821-9071"/><draw:equation draw:name="f25" draw:formula="?f24 *logwidth/1701"/><draw:equation draw:name="f26" draw:formula="0+1088-1064"/><draw:equation draw:name="f27" draw:formula="1088*logheight/1634"/><draw:equation draw:name="f28" draw:formula="0+9799-9071"/><draw:equation draw:name="f29" draw:formula="?f28 *logwidth/1701"/><draw:equation draw:name="f30" draw:formula="0+1094-1064"/><draw:equation draw:name="f31" draw:formula="1094*logheight/1634"/><draw:equation draw:name="f32" draw:formula="0+9775-9071"/><draw:equation draw:name="f33" draw:formula="?f32 *logwidth/1701"/><draw:equation draw:name="f34" draw:formula="0+1104-1064"/><draw:equation draw:name="f35" draw:formula="1104*logheight/1634"/><draw:equation draw:name="f36" draw:formula="0+9727-9071"/><draw:equation draw:name="f37" draw:formula="?f36 *logwidth/1701"/><draw:equation draw:name="f38" draw:formula="0+1124-1064"/><draw:equation draw:name="f39" draw:formula="1124*logheight/1634"/><draw:equation draw:name="f40" draw:formula="0+9703-9071"/><draw:equation draw:name="f41" draw:formula="?f40 *logwidth/1701"/><draw:equation draw:name="f42" draw:formula="0+1136-1064"/><draw:equation draw:name="f43" draw:formula="1136*logheight/1634"/><draw:equation draw:name="f44" draw:formula="0+9680-9071"/><draw:equation draw:name="f45" draw:formula="?f44 *logwidth/1701"/><draw:equation draw:name="f46" draw:formula="0+1150-1064"/><draw:equation draw:name="f47" draw:formula="1150*logheight/1634"/><draw:equation draw:name="f48" draw:formula="0+9657-9071"/><draw:equation draw:name="f49" draw:formula="?f48 *logwidth/1701"/><draw:equation draw:name="f50" draw:formula="0+1162-1064"/><draw:equation draw:name="f51" draw:formula="1162*logheight/1634"/><draw:equation draw:name="f52" draw:formula="0+9636-9071"/><draw:equation draw:name="f53" draw:formula="?f52 *logwidth/1701"/><draw:equation draw:name="f54" draw:formula="0+1176-1064"/><draw:equation draw:name="f55" draw:formula="1176*logheight/1634"/><draw:equation draw:name="f56" draw:formula="0+9616-9071"/><draw:equation draw:name="f57" draw:formula="?f56 *logwidth/1701"/><draw:equation draw:name="f58" draw:formula="0+1192-1064"/><draw:equation draw:name="f59" draw:formula="1192*logheight/1634"/><draw:equation draw:name="f60" draw:formula="0+9598-9071"/><draw:equation draw:name="f61" draw:formula="?f60 *logwidth/1701"/><draw:equation draw:name="f62" draw:formula="0+1206-1064"/><draw:equation draw:name="f63" draw:formula="1206*logheight/1634"/><draw:equation draw:name="f64" draw:formula="0+9581-9071"/><draw:equation draw:name="f65" draw:formula="?f64 *logwidth/1701"/><draw:equation draw:name="f66" draw:formula="0+1222-1064"/><draw:equation draw:name="f67" draw:formula="1222*logheight/1634"/><draw:equation draw:name="f68" draw:formula="0+9549-9071"/><draw:equation draw:name="f69" draw:formula="?f68 *logwidth/1701"/><draw:equation draw:name="f70" draw:formula="0+1274-1064"/><draw:equation draw:name="f71" draw:formula="1274*logheight/1634"/><draw:equation draw:name="f72" draw:formula="0+9533-9071"/><draw:equation draw:name="f73" draw:formula="?f72 *logwidth/1701"/><draw:equation draw:name="f74" draw:formula="0+1342-1064"/><draw:equation draw:name="f75" draw:formula="1342*logheight/1634"/><draw:equation draw:name="f76" draw:formula="0+9529-9071"/><draw:equation draw:name="f77" draw:formula="?f76 *logwidth/1701"/><draw:equation draw:name="f78" draw:formula="0+1412-1064"/><draw:equation draw:name="f79" draw:formula="1412*logheight/1634"/><draw:equation draw:name="f80" draw:formula="0+9529-9071"/><draw:equation draw:name="f81" draw:formula="?f80 *logwidth/1701"/><draw:equation draw:name="f82" draw:formula="0+1436-1064"/><draw:equation draw:name="f83" draw:formula="1436*logheight/1634"/><draw:equation draw:name="f84" draw:formula="0+9535-9071"/><draw:equation draw:name="f85" draw:formula="?f84 *logwidth/1701"/><draw:equation draw:name="f86" draw:formula="0+1498-1064"/><draw:equation draw:name="f87" draw:formula="1498*logheight/1634"/><draw:equation draw:name="f88" draw:formula="0+9543-9071"/><draw:equation draw:name="f89" draw:formula="?f88 *logwidth/1701"/><draw:equation draw:name="f90" draw:formula="0+1546-1064"/><draw:equation draw:name="f91" draw:formula="1546*logheight/1634"/><draw:equation draw:name="f92" draw:formula="0+9546-9071"/><draw:equation draw:name="f93" draw:formula="?f92 *logwidth/1701"/><draw:equation draw:name="f94" draw:formula="0+1560-1064"/><draw:equation draw:name="f95" draw:formula="1560*logheight/1634"/><draw:equation draw:name="f96" draw:formula="0+9548-9071"/><draw:equation draw:name="f97" draw:formula="?f96 *logwidth/1701"/><draw:equation draw:name="f98" draw:formula="0+1570-1064"/><draw:equation draw:name="f99" draw:formula="1570*logheight/1634"/><draw:equation draw:name="f100" draw:formula="0+10296-9071"/><draw:equation draw:name="f101" draw:formula="?f100 *logwidth/1701"/><draw:equation draw:name="f102" draw:formula="0+1570-1064"/><draw:equation draw:name="f103" draw:formula="1570*logheight/1634"/><draw:equation draw:name="f104" draw:formula="0+10297-9071"/><draw:equation draw:name="f105" draw:formula="?f104 *logwidth/1701"/><draw:equation draw:name="f106" draw:formula="0+1566-1064"/><draw:equation draw:name="f107" draw:formula="1566*logheight/1634"/><draw:equation draw:name="f108" draw:formula="0+10301-9071"/><draw:equation draw:name="f109" draw:formula="?f108 *logwidth/1701"/><draw:equation draw:name="f110" draw:formula="0+1542-1064"/><draw:equation draw:name="f111" draw:formula="1542*logheight/1634"/><draw:equation draw:name="f112" draw:formula="0+10311-9071"/><draw:equation draw:name="f113" draw:formula="?f112 *logwidth/1701"/><draw:equation draw:name="f114" draw:formula="0+1470-1064"/><draw:equation draw:name="f115" draw:formula="1470*logheight/1634"/><draw:equation draw:name="f116" draw:formula="0+10314-9071"/><draw:equation draw:name="f117" draw:formula="?f116 *logwidth/1701"/><draw:equation draw:name="f118" draw:formula="0+1404-1064"/><draw:equation draw:name="f119" draw:formula="1404*logheight/1634"/><draw:equation draw:name="f120" draw:formula="0+10313-9071"/><draw:equation draw:name="f121" draw:formula="?f120 *logwidth/1701"/><draw:equation draw:name="f122" draw:formula="0+1380-1064"/><draw:equation draw:name="f123" draw:formula="1380*logheight/1634"/><draw:equation draw:name="f124" draw:formula="0+10304-9071"/><draw:equation draw:name="f125" draw:formula="?f124 *logwidth/1701"/><draw:equation draw:name="f126" draw:formula="0+1310-1064"/><draw:equation draw:name="f127" draw:formula="1310*logheight/1634"/><draw:equation draw:name="f128" draw:formula="0+10278-9071"/><draw:equation draw:name="f129" draw:formula="?f128 *logwidth/1701"/><draw:equation draw:name="f130" draw:formula="0+1250-1064"/><draw:equation draw:name="f131" draw:formula="1250*logheight/1634"/><draw:equation draw:name="f132" draw:formula="0+10229-9071"/><draw:equation draw:name="f133" draw:formula="?f132 *logwidth/1701"/><draw:equation draw:name="f134" draw:formula="0+1198-1064"/><draw:equation draw:name="f135" draw:formula="1198*logheight/1634"/><draw:equation draw:name="f136" draw:formula="0+10164-9071"/><draw:equation draw:name="f137" draw:formula="?f136 *logwidth/1701"/><draw:equation draw:name="f138" draw:formula="0+1152-1064"/><draw:equation draw:name="f139" draw:formula="1152*logheight/1634"/><draw:equation draw:name="f140" draw:formula="0+10092-9071"/><draw:equation draw:name="f141" draw:formula="?f140 *logwidth/1701"/><draw:equation draw:name="f142" draw:formula="0+1116-1064"/><draw:equation draw:name="f143" draw:formula="1116*logheight/1634"/><draw:equation draw:name="f144" draw:formula="0+10068-9071"/><draw:equation draw:name="f145" draw:formula="?f144 *logwidth/1701"/><draw:equation draw:name="f146" draw:formula="0+1104-1064"/><draw:equation draw:name="f147" draw:formula="1104*logheight/1634"/><draw:equation draw:name="f148" draw:formula="0+10044-9071"/><draw:equation draw:name="f149" draw:formula="?f148 *logwidth/1701"/><draw:equation draw:name="f150" draw:formula="0+1096-1064"/><draw:equation draw:name="f151" draw:formula="1096*logheight/1634"/><draw:equation draw:name="f152" draw:formula="0+10021-9071"/><draw:equation draw:name="f153" draw:formula="?f152 *logwidth/1701"/><draw:equation draw:name="f154" draw:formula="0+1088-1064"/><draw:equation draw:name="f155" draw:formula="1088*logheight/1634"/><draw:equation draw:name="f156" draw:formula="0+10000-9071"/><draw:equation draw:name="f157" draw:formula="?f156 *logwidth/1701"/><draw:equation draw:name="f158" draw:formula="0+1080-1064"/><draw:equation draw:name="f159" draw:formula="1080*logheight/1634"/><draw:equation draw:name="f160" draw:formula="0+9980-9071"/><draw:equation draw:name="f161" draw:formula="?f160 *logwidth/1701"/><draw:equation draw:name="f162" draw:formula="0+1074-1064"/><draw:equation draw:name="f163" draw:formula="1074*logheight/1634"/><draw:equation draw:name="f164" draw:formula="0+9962-9071"/><draw:equation draw:name="f165" draw:formula="?f164 *logwidth/1701"/><draw:equation draw:name="f166" draw:formula="0+1070-1064"/><draw:equation draw:name="f167" draw:formula="1070*logheight/1634"/><draw:equation draw:name="f168" draw:formula="0+9946-9071"/><draw:equation draw:name="f169" draw:formula="?f168 *logwidth/1701"/><draw:equation draw:name="f170" draw:formula="0+1066-1064"/><draw:equation draw:name="f171" draw:formula="1066*logheight/1634"/><draw:equation draw:name="f172" draw:formula="0+9932-9071"/><draw:equation draw:name="f173" draw:formula="?f172 *logwidth/1701"/><draw:equation draw:name="f174" draw:formula="0+1064-1064"/><draw:equation draw:name="f175" draw:formula="1064*logheight/1634"/><draw:equation draw:name="f176" draw:formula="logwidth"/><draw:equation draw:name="f177" draw:formula="logheight"/></draw:enhanced-geometry></draw:custom-shape></draw:g></draw:g><text:span text:style-name="T1">H</text:span><text:span text:style-name="T2">ayley</text:span><text:span text:style-name="T1"> Kwok</text:span></text:p>
      <text:p text:style-name="P3" loext:marker-style-name="T3"><draw:frame draw:style-name="fr1" draw:name="Frame1" text:anchor-type="paragraph" svg:x="0.663cm" svg:y="0.028cm" svg:width="19.651cm" draw:z-index="1" loext:may-break-between-pages="true"><draw:text-box fo:min-height="0.041cm"><table:table table:name="Table1" table:style-name="Table1"><table:table-column table:style-name="Table1.A"/><table:table-column table:style-name="Table1.B"/><table:table-column table:style-name="Table1.C"/><table:table-row table:style-name="Table1.1"><table:table-cell table:style-name="Table1.A1" office:value-type="string"><text:p text:style-name="P4" loext:marker-style-name="T4"><text:span text:style-name="T5">Tel:</text:span><text:span text:style-name="T6"> </text:span><text:span text:style-name="T7">+44 07366 069044</text:span></text:p></table:table-cell><table:table-cell table:style-name="Table1.A1" office:value-type="string"><text:p text:style-name="P4" loext:marker-style-name="T8"><text:span text:style-name="T5">Email:</text:span><text:span text:style-name="T9"> <text:s/></text:span><text:a xlink:type="simple" xlink:href="mailto:wingk1226@gmail.com" text:style-name="Internet_20_link" text:visited-style-name="Visited_20_Internet_20_Link"><text:span text:style-name="Internet_20_link"><text:span text:style-name="T10">wingk1226@gmail.com</text:span></text:span></text:a></text:p></table:table-cell><table:table-cell table:style-name="Table1.A1" office:value-type="string"><text:p text:style-name="P4" loext:marker-style-name="T11"><text:span text:style-name="T5">Website:</text:span><text:span text:style-name="T12"> </text:span><text:a xlink:type="simple" xlink:href="https://hayley-kwok.github.io/" text:style-name="Internet_20_link" text:visited-style-name="Visited_20_Internet_20_Link"><text:span text:style-name="Internet_20_link"><text:span text:style-name="T13">https://hayley-kwok.github.io/</text:span></text:span></text:a></text:p></table:table-cell></table:table-row><table:table-row table:style-name="Table1.1"><table:table-cell table:style-name="Table1.A1" office:value-type="string"><text:p text:style-name="P4" loext:marker-style-name="T4"><text:span text:style-name="T5">LinkedIn:</text:span><text:span text:style-name="T14"> <text:s/></text:span><text:a xlink:type="simple" xlink:href="https://www.linkedin.com/in/hayley-wing-yin-kwok/" text:style-name="Internet_20_link" text:visited-style-name="Visited_20_Internet_20_Link"><text:span text:style-name="Internet_20_link"><text:span text:style-name="T10">Hayley Wing Yin Kwok</text:span></text:span></text:a></text:p></table:table-cell><table:table-cell table:style-name="Table1.A1" office:value-type="string"><text:p text:style-name="P4" loext:marker-style-name="T8"><text:span text:style-name="T5">Github:</text:span><text:span text:style-name="T10"> <text:s/></text:span><text:a xlink:type="simple" xlink:href="https://github.com/Hayley-Kwok" text:style-name="Internet_20_link" text:visited-style-name="Visited_20_Internet_20_Link"><text:span text:style-name="Internet_20_link"><text:span text:style-name="T10">@Hayley-Kwok</text:span></text:span></text:a></text:p></table:table-cell><table:table-cell table:style-name="Table1.A1" office:value-type="string"><text:p text:style-name="P5" loext:marker-style-name="T15"><text:span text:style-name="T5">Pluralsight Profile: </text:span><text:a xlink:type="simple" xlink:href="https://app.pluralsight.com/profile/hayley-kwok" text:style-name="Internet_20_link" text:visited-style-name="Visited_20_Internet_20_Link"><text:span text:style-name="Internet_20_link"><text:span text:style-name="T16">https://app.pluralsight.com/profile/hayley-kwok</text:span></text:span></text:a></text:p></table:table-cell></table:table-row></table:table></draw:text-box></draw:frame></text:p>
      <text:p text:style-name="P3" loext:marker-style-name="T3"/>
      <text:p text:style-name="P6" loext:marker-style-name="T17"><text:span text:style-name="T18">Flexible full-stack software engineer experienced in developing cloud and web applications across diverse technologies including</text:span><text:span text:style-name="T19"> .NET, AWS, Kotlin, </text:span><text:span text:style-name="T20">Go</text:span><text:span text:style-name="T18"> and </text:span><text:span text:style-name="T19">JavaScript</text:span><text:span text:style-name="T18">. Known for quickly adapting to new environments and delivering production-ready solutions across both established and greenfield projects.</text:span></text:p>
      <text:p text:style-name="P7" loext:marker-style-name="T17"/>
      <text:p text:style-name="P8" loext:marker-style-name="T21"><text:span text:style-name="T22">SKILLS</text:span><text:span text:style-name="T22"/></text:p>
      <text:list text:style-name="WWNum1">
        <text:list-item>
          <text:p text:style-name="P9" loext:marker-style-name="T23"><text:span text:style-name="T24">Programming languages:</text:span><text:span text:style-name="T23"> C#, Kotlin,</text:span><text:span text:style-name="T25"> Go,</text:span><text:span text:style-name="T23"> Java, Python</text:span><text:span text:style-name="T25">,</text:span><text:span text:style-name="T23"> JavaScript, TypeScript, Haskell, Ruby.</text:span></text:p>
        </text:list-item>
        <text:list-item>
          <text:p text:style-name="P9" loext:marker-style-name="T23"><text:span text:style-name="T24">Website Development (Back End):</text:span><text:span text:style-name="T23"> </text:span><text:span text:style-name="T26"><text:s/>ASP.NET Core</text:span><text:span text:style-name="T27">, </text:span><text:span text:style-name="T23">.Net Blazor, Spring Boot, Flask &amp; Jinja2, Ruby on Rails.</text:span></text:p>
        </text:list-item>
        <text:list-item>
          <text:p text:style-name="P9" loext:marker-style-name="T23"><text:span text:style-name="T24">Website Development (Front End):</text:span><text:span text:style-name="T23"> Angular, React, Bootstrap, HTML5 &amp; CSS.</text:span></text:p>
        </text:list-item>
        <text:list-item>
          <text:p text:style-name="P9" loext:marker-style-name="T23"><text:span text:style-name="T24">Desktop Application Development:</text:span><text:span text:style-name="T23"> .NET WPF, Electron.</text:span></text:p>
        </text:list-item>
        <text:list-item>
          <text:p text:style-name="P9" loext:marker-style-name="T23"><text:span text:style-name="T24">DevOps:</text:span><text:span text:style-name="T23"> </text:span><text:span text:style-name="T25">AWS, </text:span><text:span text:style-name="T23">Jenkins, Azure DevOps Server, GitHub Actions.</text:span></text:p>
        </text:list-item>
      </text:list>
      <text:p text:style-name="P10" loext:marker-style-name="T28"/>
      <text:p text:style-name="P11" loext:marker-style-name="T29"><text:span text:style-name="T30">WORK EXPERIENCE</text:span><text:span text:style-name="T30"/></text:p>
      <text:p text:style-name="P12" loext:marker-style-name="T31"><text:span text:style-name="T32">Software Engineer | </text:span><text:span text:style-name="T33">FundApps</text:span><text:span text:style-name="T32"> | </text:span><text:span text:style-name="T33">London</text:span><text:span text:style-name="T32">, UK</text:span><text:span text:style-name="T34"> <text:s text:c="37"/></text:span><text:span text:style-name="T33"><text:s text:c="39"/>May 2024- Present</text:span></text:p>
      <text:p text:style-name="P13" loext:marker-style-name="T35"><text:span text:style-name="T36">Worked across two teams contributing to both established systems and greenfield </text:span><text:span text:style-name="T37">project</text:span><text:span text:style-name="T36">.</text:span></text:p>
      <text:list text:continue-numbering="true" text:style-name="WWNum1">
        <text:list-item>
          <text:p text:style-name="P14" loext:marker-style-name="T32"><text:bookmark text:name="_GoBack"/>Contributed to a mature team enhancing client file data through integrations with external third-party sources using .NET and AWS services such as DynamoDB, S3, and EventBridge. Worked within <text:span text:style-name="T38">the</text:span> FundApps’ cloud-native platform, which handles 100+ million rule evaluations daily across millions of positions. Collaborated closely with senior engineers and led certain project aspects involving graduates and interns. </text:p>
        </text:list-item>
        <text:list-item>
          <text:p text:style-name="P15" loext:marker-style-name="T32"><text:span text:style-name="T36">Led the design and implementation of a new functionality for an existing API service, taking ownershi</text:span><text:span text:style-name="T37">p </text:span><text:span text:style-name="T36">of the project’s technical direction and mentoring a graduate engineer through delivery.</text:span></text:p>
        </text:list-item>
        <text:list-item>
          <text:p text:style-name="P15" loext:marker-style-name="T39"><text:span text:style-name="T40">Selected to join a newly formed greenfield team following strong performance in the previous team, collaborating from inception to build </text:span><text:span text:style-name="T41">the</text:span><text:span text:style-name="T40"> </text:span><text:a xlink:type="simple" xlink:href="https://www.fundapps.co/form-pf-reporting" text:style-name="Internet_20_link" text:visited-style-name="Visited_20_Internet_20_Link"><text:span text:style-name="Internet_20_link"><text:span text:style-name="T40">Form PF Reporting</text:span></text:span></text:a><text:span text:style-name="T40">— </text:span><text:span text:style-name="T42">a MVP delivered in four months that reached a </text:span><text:span text:style-name="T43">sale</text:span><text:span text:style-name="T42">-ready stat</text:span><text:span text:style-name="T44">e and operate at scale within the FundApps’ platform. </text:span></text:p>
        </text:list-item>
      </text:list>
      <text:p text:style-name="P12" loext:marker-style-name="T31"><text:span text:style-name="T32">Software Engineer | American Express | Burgess Hill, UK</text:span><text:span text:style-name="T34"> <text:s text:c="37"/></text:span><text:span text:style-name="T33"><text:s text:c="15"/>Jun 2023</text:span><text:span text:style-name="T34"> - </text:span><text:span text:style-name="T33">Apr 2024</text:span></text:p>
      <text:list text:continue-numbering="true" text:style-name="WWNum1">
        <text:list-item>
          <text:p text:style-name="P15" loext:marker-style-name="T35"><text:span text:style-name="T31">E</text:span><text:span text:style-name="T35">nhan</text:span><text:span text:style-name="T31">ced </text:span><text:a xlink:type="simple" xlink:href="https://www.americanexpress.com/uk/security/safekey/" text:style-name="Internet_20_link" text:visited-style-name="Visited_20_Internet_20_Link"><text:span text:style-name="Internet_20_link"><text:span text:style-name="T31">SafeKey</text:span></text:span></text:a><text:span text:style-name="T36"> network security and connectivity through </text:span><text:span text:style-name="T45">nginx</text:span><text:span text:style-name="T36">, </text:span><text:span text:style-name="T45">certificate management</text:span><text:span text:style-name="T36">, and </text:span><text:span text:style-name="T45">gRPC integration in Go</text:span><text:span text:style-name="T36">, supporting the system that handles most American Express transaction traffic.</text:span></text:p>
        </text:list-item>
        <text:list-item>
          <text:p text:style-name="P15" loext:marker-style-name="T32"><text:span text:style-name="T36">Led end-to-end development of a secure encrypted-file batch processing tool, ensuring full compliance with industry standards.</text:span><text:span text:style-name="T32"/></text:p>
        </text:list-item>
      </text:list>
      <text:p text:style-name="P12" loext:marker-style-name="T46"><text:span text:style-name="T32">Graduate Software Engineer | American Express | Burgess Hill, UK</text:span><text:span text:style-name="T34"> <text:s text:c="35"/>Sep 2022 - </text:span><text:span text:style-name="T33">Jun 2023</text:span></text:p>
      <text:list text:continue-numbering="true" text:style-name="WWNum1">
        <text:list-item>
          <text:p text:style-name="P15" loext:marker-style-name="T18"><text:span text:style-name="T46">Contributed to a mature full-stack team on </text:span><text:a xlink:type="simple" xlink:href="https://www.americanexpress.com/en-us/business/global-pay/" text:style-name="Internet_20_link" text:visited-style-name="Visited_20_Internet_20_Link"><text:span text:style-name="Internet_20_link"><text:span text:style-name="T37">Global Pay</text:span></text:span></text:a><text:span text:style-name="T46"> (</text:span><text:span text:style-name="T47">Kotlin, Spring Boot, JS, React</text:span><text:span text:style-name="T46">), enhancing UI</text:span><text:span text:style-name="T37"> and</text:span><text:span text:style-name="T46"> APIs.</text:span></text:p>
        </text:list-item>
      </text:list>
      <text:p text:style-name="P12" loext:marker-style-name="T34"><text:span text:style-name="T34">Software Engineering Summer Intern | Panaseer | London, UK <text:s text:c="43"/>Jun 2021 - Sep 2021</text:span><text:span text:style-name="T34"/></text:p>
      <text:list xml:id="list211854093537862" text:continue-numbering="true" text:style-name="WWNum1">
        <text:list-item>
          <text:p text:style-name="P15" loext:marker-style-name="T18"><text:span text:style-name="T46">Built UX-enhancing features on the client and API using </text:span><text:span text:style-name="T47">TypeScript, Angular</text:span><text:span text:style-name="T46">, and </text:span><text:span text:style-name="T47">Spring Boot</text:span><text:span text:style-name="T46">.</text:span></text:p>
        </text:list-item>
      </text:list>
      <text:p text:style-name="P12" loext:marker-style-name="T34"><text:span text:style-name="T34">Junior Software Engineer | Certara UK Limited | Sheffield, UK <text:s text:c="45"/>Jun 2020 - Jun 2021</text:span><text:span text:style-name="T34"/></text:p>
      <text:list xml:id="list2477307146" text:style-name="WWNum2">
        <text:list-item>
          <text:p text:style-name="P16" loext:marker-style-name="T18"><text:span text:style-name="T46">Enhanced </text:span><text:a xlink:type="simple" xlink:href="https://www.certara.com/simcyp-overview/" text:style-name="Internet_20_link" text:visited-style-name="Visited_20_Internet_20_Link"><text:span text:style-name="Internet_20_link"><text:span text:style-name="T18">Simcyp Simulator</text:span></text:span></text:a><text:span text:style-name="T46"> performance by implementing lazy loading to cut startup time by 10% and developing a code-generation tool that safely modified </text:span><text:span text:style-name="T37">3</text:span><text:span text:style-name="T46">0% of the codebase.</text:span><text:span text:style-name="T37">(</text:span><text:span text:style-name="T48">.NET framework WPF</text:span><text:span text:style-name="T37">)</text:span></text:p>
        </text:list-item>
      </text:list>
      <text:p text:style-name="P12" loext:marker-style-name="T3"><text:span text:style-name="T49">Web Developer | NotiFacts | Birmingham, UK <text:s text:c="72"/>Aug 2020 - Jan 2021</text:span><text:span text:style-name="T50"/></text:p>
      <text:p text:style-name="P11" loext:marker-style-name="T29"><text:span text:style-name="T30">EDUCATION</text:span><text:span text:style-name="T30"/></text:p>
      <text:p text:style-name="P17" loext:marker-style-name="T51"><text:span text:style-name="T52">BSc in Computer Science with a Year in Industry | University of Sheffield <text:s text:c="30"/>2018 - 2022</text:span><text:span text:style-name="T52"/></text:p>
      <text:list text:continue-list="list211854093537862" text:style-name="WWNum1">
        <text:list-item>
          <text:p text:style-name="P18" loext:marker-style-name="T23"><text:span text:style-name="T53">Final Grade: First-Class Honours.</text:span><text:span text:style-name="T23"/></text:p>
        </text:list-item>
        <text:list-item>
          <text:p text:style-name="P18" loext:marker-style-name="T53"><text:span text:style-name="T54">Dissertation on visualizing social media data using a client-side SPA with .NET Blazor WebAssembly.</text:span><text:span text:style-name="T53"/></text:p>
        </text:list-item>
      </text:list>
      <text:list text:continue-list="list2477307146" text:style-name="WWNum2">
        <text:list-item>
          <text:list>
            <text:list-item>
              <text:p text:style-name="P19" loext:marker-style-name="T55"><text:span text:style-name="T53">Demo link:</text:span><text:a xlink:type="simple" xlink:href="https://hayley-kwok.github.io/Privasight/" text:style-name="Internet_20_link" text:visited-style-name="Visited_20_Internet_20_Link"><text:span text:style-name="Internet_20_link"><text:span text:style-name="T53"> https://hayley-kwok.github.io/Privasight/</text:span></text:span></text:a></text:p>
            </text:list-item>
          </text:list>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Georgia" svg:font-family="Georgia"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PMingLiU" svg:font-family="PMingLiU" style:font-family-generic="system" style:font-pitch="variable"/>
    <style:font-face style:name="SimSun" svg:font-family="SimSun" style:font-family-generic="roman" style:font-pitch="variable"/>
    <style:font-face style:name="SimSun1"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等线" svg:font-family="等线"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0pt" fo:language="en" fo:country="GB" style:letter-kerning="false" style:font-name-asian="SimSun1" style:font-size-asian="10pt" style:language-asian="zh" style:country-asian="CN" style:font-name-complex="Times New Roman1" style:font-size-complex="10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Times New Roman" fo:font-size="10pt" fo:language="en" fo:country="GB" style:letter-kerning="false" style:font-name-asian="SimSun1" style:font-size-asian="10pt" style:language-asian="zh" style:country-asian="CN" style:font-name-complex="Times New Roman1" style:font-size-complex="10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text-properties style:font-name="Calibri" fo:font-family="Calibri" style:font-family-generic="roman" style:font-pitch="variable" fo:font-size="11pt" fo:language="en" fo:country="GB" style:font-name-asian="等线" style:font-family-asian="等线" style:font-family-generic-asian="system" style:font-pitch-asian="variable" style:font-size-asian="11pt" style:language-asian="zh" style:country-asian="CN" style:font-name-complex="Times New Roman1" style:font-family-complex="'Times New Roman'" style:font-family-generic-complex="system" style:font-pitch-complex="variable" style:font-size-complex="11pt" style:language-complex="ar" style:country-complex="SA"/>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next-style-name="Standard" style:class="chapter">
      <style:paragraph-properties fo:margin-top="0.494cm" fo:margin-bottom="0.494cm" style:contextual-spacing="false" fo:text-align="start" style:justify-single-word="false" fo:orphans="2" fo:widows="2" style:writing-mode="lr-tb"/>
      <style:text-properties style:font-name="SimSun" fo:font-family="SimSun" style:font-family-generic="roman" style:font-pitch="variable" fo:font-size="24pt" fo:language="en" fo:country="US" fo:font-weight="bold" style:letter-kerning="true" style:font-name-asian="SimSun1" style:font-family-asian="SimSun" style:font-family-generic-asian="system" style:font-pitch-asian="variable" style:font-size-asian="24pt" style:language-asian="zh" style:country-asian="CN" style:font-weight-asian="bold" style:font-name-complex="SimSun1" style:font-family-complex="SimSun" style:font-family-generic-complex="system" style:font-pitch-complex="variable" style:font-size-complex="24pt" style:language-complex="ar" style:country-complex="SA" style:font-weight-complex="bold"/>
    </style:style>
    <style:style style:name="Header_20_and_20_Footer" style:display-name="Header and Footer" style:family="paragraph" style:parent-style-name="Standard" style:class="extra"/>
    <style:style style:name="Footer" style:family="paragraph" style:parent-style-name="Standard" loext:linked-style-name="Foot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Header" style:family="paragraph" style:parent-style-name="Standard" loext:linked-style-name="Head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Normal_20__28_Web_29_" style:display-name="Normal (Web)" style:family="paragraph">
      <style:paragraph-properties fo:margin-top="0.494cm" fo:margin-bottom="0.494cm" style:contextual-spacing="false" fo:text-align="start" style:justify-single-word="false" fo:orphans="2" fo:widows="2" style:writing-mode="lr-tb"/>
      <style:text-properties style:font-name="Times New Roman" fo:font-family="'Times New Roman'" style:font-family-generic="roman" style:font-pitch="variable" fo:font-size="12pt" fo:language="en" fo:country="US" style:font-name-asian="SimSun1" style:font-family-asian="SimSu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style:language-complex="ar" style:country-complex="SA"/>
    </style:style>
    <style:style style:name="List_20_Paragraph" style:display-name="List Paragraph" style:family="paragraph" style:parent-style-name="Standard">
      <style:paragraph-properties fo:margin-left="1.27cm" fo:margin-top="0cm" fo:margin-bottom="0.282cm" style:contextual-spacing="tru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loext:char-complex-color loext:theme-type="followed-hyperlink" loext:color-type="theme"/>
      </style:text-properties>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style:use-window-font-color="true" loext:opacity="0%" fo:font-size="11pt" style:font-size-asian="11pt" style:font-size-complex="11pt"/>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use-window-font-color="true" loext:opacity="0%" fo:font-size="11pt" style:font-size-asian="11pt" style:font-size-complex="11pt"/>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Arial1" fo:font-family="Arial" style:font-family-generic="swiss" style:font-pitch="variable" fo:font-size="9pt" style:font-name-asian="PMingLiU" style:font-family-asian="PMingLiU" style:font-family-generic-asian="system" style:font-pitch-asian="variable" style:font-size-asian="9pt" style:font-name-complex="Arial2" style:font-family-complex="Arial" style:font-family-generic-complex="system" style:font-pitch-complex="variable" style:font-size-complex="9pt"/>
    </style:style>
    <style:style style:name="ListLabel_20_20" style:display-name="ListLabel 20" style:family="text">
      <style:text-properties style:font-name="Arial1" fo:font-family="Arial" style:font-family-generic="swiss" style:font-pitch="variable" fo:font-size="8pt" style:font-name-asian="PMingLiU" style:font-family-asian="PMingLiU" style:font-family-generic-asian="system" style:font-pitch-asian="variable" style:font-size-asian="8pt" style:font-name-complex="Arial2" style:font-family-complex="Arial" style:font-family-generic-complex="system" style:font-pitch-complex="variable" style:font-size-complex="8pt"/>
    </style:style>
    <style:style style:name="ListLabel_20_21" style:display-name="ListLabel 21" style:family="text">
      <style:text-properties style:font-name="Arial1" fo:font-family="Arial" style:font-family-generic="swiss" style:font-pitch="variable" fo:font-size="8pt" style:font-size-asian="8pt" style:font-name-complex="Arial2" style:font-family-complex="Arial" style:font-family-generic-complex="system" style:font-pitch-complex="variable" style:font-size-complex="8pt"/>
    </style:style>
    <style:style style:name="ListLabel_20_22" style:display-name="ListLabel 22" style:family="text">
      <style:text-properties style:font-name="Arial1" fo:font-family="Arial" style:font-family-generic="swiss" style:font-pitch="variable" fo:font-size="10.5pt" fo:language="en" fo:country="US" fo:font-weight="normal" style:font-name-asian="Calibri1" style:font-family-asian="Calibri" style:font-family-generic-asian="system" style:font-pitch-asian="variable" style:font-size-asian="10.5pt" style:font-weight-asian="normal" style:font-size-complex="10.5pt" style:font-weight-complex="normal"/>
    </style:style>
    <style:style style:name="ListLabel_20_23" style:display-name="ListLabel 23" style:family="text">
      <style:text-properties style:font-name="Arial1" fo:font-family="Arial" style:font-family-generic="swiss" style:font-pitch="variable" fo:font-size="10.5pt" fo:language="en" fo:country="GB" style:font-name-asian="Calibri1" style:font-family-asian="Calibri" style:font-family-generic-asian="system" style:font-pitch-asian="variable" style:font-size-asian="10.5pt" style:font-name-complex="Arial2" style:font-family-complex="Arial" style:font-family-generic-complex="system" style:font-pitch-complex="variable" style:font-size-complex="10.5pt"/>
    </style:style>
    <style:style style:name="ListLabel_20_24" style:display-name="ListLabel 24" style:family="text">
      <style:text-properties style:font-name="Arial1" fo:font-family="Arial" style:font-family-generic="swiss" style:font-pitch="variable" fo:font-size="10.5pt" fo:language="en" fo:country="GB" style:font-name-asian="Calibri1" style:font-family-asian="Calibri" style:font-family-generic-asian="system" style:font-pitch-asian="variable" style:font-size-asian="10.5pt" style:font-size-complex="10.5pt"/>
    </style:style>
    <style:style style:name="ListLabel_20_25" style:display-name="ListLabel 25" style:family="text">
      <style:text-properties style:font-name="Arial1" fo:font-family="Arial" style:font-family-generic="swiss" style:font-pitch="variable" fo:font-size="10.5pt" style:font-name-asian="Calibri1" style:font-family-asian="Calibri" style:font-family-generic-asian="system" style:font-pitch-asian="variable" style:font-size-asian="10.5pt" style:font-name-complex="Arial2" style:font-family-complex="Arial" style:font-family-generic-complex="system" style:font-pitch-complex="variable" style:font-size-complex="10.5pt"/>
    </style:style>
    <style:style style:name="ListLabel_20_26" style:display-name="ListLabel 26" style:family="text">
      <style:text-properties style:font-name="Arial1" fo:font-family="Arial" style:font-family-generic="swiss" style:font-pitch="variable" fo:font-size="10.5pt"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0.885cm"/>
        </style:list-level-properties>
        <style:text-properties fo:font-family="Wingdings" style:font-style-name="Regular"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431cm"/>
        </style:list-level-properties>
        <style:text-properties fo:font-family="'Courier New'" style:font-style-name="Regular"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425cm"/>
        </style:list-level-properties>
        <style:text-properties fo:font-family="Wingdings"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4.695cm"/>
        </style:list-level-properties>
        <style:text-properties fo:font-family="Symbol" style:font-style-name="Regular"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5.965cm"/>
        </style:list-level-properties>
        <style:text-properties fo:font-family="'Courier New'" style:font-style-name="Regular"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235cm"/>
        </style:list-level-properties>
        <style:text-properties fo:font-family="Wingdings"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505cm"/>
        </style:list-level-properties>
        <style:text-properties fo:font-family="Symbol" style:font-style-name="Regular"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9.775cm"/>
        </style:list-level-properties>
        <style:text-properties fo:font-family="'Courier New'" style:font-style-name="Regular"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045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0.635cm"/>
        </style:list-level-properties>
        <style:text-properties fo:font-family="Wingdings" style:font-style-name="Regular"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18cm"/>
        </style:list-level-properties>
        <style:text-properties fo:font-family="'Courier New'" style:font-style-name="Regular"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Regular"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Regular"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Regular"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Regular"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21.001cm" fo:page-height="29.7cm" style:num-format="1" style:print-orientation="portrait" fo:margin-top="0.6cm" fo:margin-bottom="0.3cm" fo:margin-left="1cm" fo:margin-right="1cm" style:writing-mode="lr-tb" style:layout-grid-color="#c0c0c0" style:layout-grid-lines="45"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3-05-09T14:12:00</meta:creation-date>
    <meta:initial-creator>Wing Kwok</meta:initial-creator>
    <meta:print-date>2025-12-12T16:29:17.434356100</meta:print-date>
    <dc:date>2025-12-16T21:18:52.804114600</dc:date>
    <meta:editing-cycles>8</meta:editing-cycles>
    <meta:editing-duration>PT1H24M32S</meta:editing-duration>
    <meta:generator>LibreOffice/25.8.3.2$Windows_X86_64 LibreOffice_project/8ca8d55c161d602844f5428fa4b58097424e324e</meta:generator>
    <meta:printed-by>PDF files</meta:printed-by>
    <meta:document-statistic meta:table-count="1" meta:image-count="0" meta:object-count="0" meta:page-count="1" meta:paragraph-count="35" meta:word-count="487" meta:character-count="3693" meta:non-whitespace-character-count="2898"/>
    <meta:user-defined meta:name="ICV">11D1FCBE9FC54F6A9C4EA0FA7F0FAB9C</meta:user-defined>
    <meta:user-defined meta:name="KSOProductBuildVer">2057-12.2.0.23155</meta:user-defined>
    <meta:template xlink:type="simple" xlink:actuate="onRequest" xlink:title="Normal.dotm" xlink:href=""/>
  </office:meta>
</office:document-meta>
</file>